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Single">
      <style:paragraph-properties fo:text-align="center" style:justify-single-word="false"/>
    </style:style>
    <style:style style:name="P3" style:family="paragraph" style:parent-style-name="Text_20_Body_20_Single">
      <style:paragraph-properties fo:text-align="start" style:justify-single-word="false"/>
    </style:style>
    <style:style style:name="P4" style:family="paragraph" style:parent-style-name="Text_20_Body_20_Single" style:list-style-name="L2"/>
    <style:style style:name="P5" style:family="paragraph" style:parent-style-name="Text_20_Body_20_Single" style:list-style-name="L2">
      <style:text-properties officeooo:paragraph-rsid="000f315b"/>
    </style:style>
    <style:style style:name="P6" style:family="paragraph" style:parent-style-name="Text_20_Body_20_Single" style:list-style-name="L2">
      <style:text-properties officeooo:paragraph-rsid="000fe45b"/>
    </style:style>
    <style:style style:name="P7" style:family="paragraph" style:parent-style-name="Text_20_Body_20_Single">
      <style:text-properties officeooo:paragraph-rsid="000e1aa9"/>
    </style:style>
    <style:style style:name="P8" style:family="paragraph" style:parent-style-name="Text_20_Body_20_Single">
      <style:text-properties officeooo:paragraph-rsid="000e9de7"/>
    </style:style>
    <style:style style:name="P9" style:family="paragraph" style:parent-style-name="Text_20_Body_20_Single">
      <style:text-properties officeooo:paragraph-rsid="000f315b"/>
    </style:style>
    <style:style style:name="P10" style:family="paragraph" style:parent-style-name="Heading_20_2"/>
    <style:style style:name="P11" style:family="paragraph" style:parent-style-name="Heading_20_1">
      <style:paragraph-properties fo:text-align="center" style:justify-single-word="false"/>
    </style:style>
    <style:style style:name="T1" style:family="text">
      <style:text-properties officeooo:rsid="000a5a94"/>
    </style:style>
    <style:style style:name="T2" style:family="text">
      <style:text-properties officeooo:rsid="000b7000"/>
    </style:style>
    <style:style style:name="T3" style:family="text">
      <style:text-properties officeooo:rsid="000c73f5"/>
    </style:style>
    <style:style style:name="T4" style:family="text">
      <style:text-properties officeooo:rsid="000e1aa9"/>
    </style:style>
    <style:style style:name="T5" style:family="text">
      <style:text-properties officeooo:rsid="000e9de7"/>
    </style:style>
    <style:style style:name="T6" style:family="text">
      <style:text-properties officeooo:rsid="000f315b"/>
    </style:style>
    <style:style style:name="T7" style:family="text">
      <style:text-properties officeooo:rsid="000fe45b"/>
    </style:style>
    <text:list-style style:name="L1">
      <text:list-level-style-bullet text:level="1" text:style-name="Bullet_20_Symbols" style:num-suffix="." text:bullet-char="•">
        <style:list-level-properties text:min-label-width="0.1965in"/>
        <style:text-properties fo:font-family="Tahoma" style:font-family-generic="swiss" style:font-charset="x-symbol"/>
      </text:list-level-style-bullet>
      <text:list-level-style-bullet text:level="2" text:style-name="Bullet_20_Symbols" style:num-suffix="." text:bullet-char="•">
        <style:list-level-properties text:space-before="0.1972in" text:min-label-width="0.1965in"/>
        <style:text-properties fo:font-family="Tahoma" style:font-family-generic="swiss" style:font-charset="x-symbol"/>
      </text:list-level-style-bullet>
      <text:list-level-style-bullet text:level="3" text:style-name="Bullet_20_Symbols" style:num-suffix="." text:bullet-char="•">
        <style:list-level-properties text:space-before="0.3937in" text:min-label-width="0.1965in"/>
        <style:text-properties fo:font-family="Tahoma" style:font-family-generic="swiss" style:font-charset="x-symbol"/>
      </text:list-level-style-bullet>
      <text:list-level-style-bullet text:level="4" text:style-name="Bullet_20_Symbols" style:num-suffix="." text:bullet-char="•">
        <style:list-level-properties text:space-before="0.5909in" text:min-label-width="0.1965in"/>
        <style:text-properties fo:font-family="Tahoma" style:font-family-generic="swiss" style:font-charset="x-symbol"/>
      </text:list-level-style-bullet>
      <text:list-level-style-bullet text:level="5" text:style-name="Bullet_20_Symbols" style:num-suffix="." text:bullet-char="•">
        <style:list-level-properties text:space-before="0.7874in" text:min-label-width="0.1965in"/>
        <style:text-properties fo:font-family="Tahoma" style:font-family-generic="swiss" style:font-charset="x-symbol"/>
      </text:list-level-style-bullet>
      <text:list-level-style-bullet text:level="6" text:style-name="Bullet_20_Symbols" style:num-suffix="." text:bullet-char="•">
        <style:list-level-properties text:space-before="0.9846in" text:min-label-width="0.1965in"/>
        <style:text-properties fo:font-family="Tahoma" style:font-family-generic="swiss" style:font-charset="x-symbol"/>
      </text:list-level-style-bullet>
      <text:list-level-style-bullet text:level="7" text:style-name="Bullet_20_Symbols" style:num-suffix="." text:bullet-char="•">
        <style:list-level-properties text:space-before="1.1815in" text:min-label-width="0.1965in"/>
        <style:text-properties fo:font-family="Tahoma" style:font-family-generic="swiss" style:font-charset="x-symbol"/>
      </text:list-level-style-bullet>
      <text:list-level-style-bullet text:level="8" text:style-name="Bullet_20_Symbols" style:num-suffix="." text:bullet-char="•">
        <style:list-level-properties text:space-before="1.3787in" text:min-label-width="0.1965in"/>
        <style:text-properties fo:font-family="Tahoma" style:font-family-generic="swiss" style:font-charset="x-symbol"/>
      </text:list-level-style-bullet>
      <text:list-level-style-bullet text:level="9" text:style-name="Bullet_20_Symbols" style:num-suffix="." text:bullet-char="•">
        <style:list-level-properties text:space-before="1.5752in" text:min-label-width="0.1965in"/>
        <style:text-properties fo:font-family="Tahoma" style:font-family-generic="swiss" style:font-charset="x-symbol"/>
      </text:list-level-style-bullet>
      <text:list-level-style-bullet text:level="10" text:style-name="Bullet_20_Symbols" style:num-suffix="." text:bullet-char="•">
        <style:list-level-properties text:space-before="1.7724in" text:min-label-width="0.1965in"/>
        <style:text-properties fo:font-family="Tahoma" style:font-family-generic="swiss"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V</text:span><text:span text:style-name="T3">isual </text:span><text:span text:style-name="T1">E</text:span><text:span text:style-name="T3">ditor Project</text:span> Termination Review</text:h>
      <text:p text:style-name="P2">Prepared by David Williams, <text:span text:style-name="T1">May</text:span>, 201<text:span text:style-name="T1">1</text:span></text:p>
      <text:p text:style-name="P2">on behalf of the Tools PMC</text:p>
      <text:p text:style-name="P3">Communication Channel: http://dev.eclipse.org/mhonarc/lists/<text:span text:style-name="T2">ve</text:span>-dev/maillist.html</text:p>
      <text:p text:style-name="Text_20_Body_20_Single">As stated in the <text:a xlink:type="simple" xlink:href="http://www.eclipse.org/projects/dev_process/development_process.php#6_3_6_Termination_Review">Eclipse Development Process</text:a> “The purpose of a Termination Review is to provide a final opportunity for the Committers and/or Eclipse membership to discuss the proposed withdrawal of a Proposal or archiving of a Project. The desired outcome is to find sufficient evidence of renewed interest and resources in keeping the Project or Proposal active.” </text:p>
      <text:p text:style-name="Text_20_Body_20_Single">It is in that spirit, the Tools PMC requests a Termination Review of <text:a xlink:type="simple" xlink:href="http://www.eclipse.org/vep/"><text:span text:style-name="T3">Visual Editor</text:span></text:a><text:a xlink:type="simple" xlink:href="http://www.eclipse.org/vep/"> Project</text:a> <text:span text:style-name="T3">(VE)</text:span>. </text:p>
      <text:h text:style-name="Heading_20_2" text:outline-level="2">History</text:h>
      <text:p text:style-name="P7"><text:span text:style-name="T3">VE</text:span> was first <text:a xlink:type="simple" xlink:href="http://www.eclipse.org/vep/WebContent/docs/PRGUIBuilder.final.html"><text:span text:style-name="T4">announced</text:span></text:a> and started <text:s/>around 200<text:span text:style-name="T4">3</text:span>. <text:span text:style-name="T4">It was a very active project until about 2007. At that time, some of the major corporate committers </text:span><text:span text:style-name="T5">and</text:span><text:span text:style-name="T4"> sponsors had to withdraw for reasons unrelated to the VE project, per se. Since then some have tried to keep it alive hoping to rekindle interest and contributions, but with little success (But, much thanks to those who </text:span><text:span text:style-name="T5">did try </text:span><text:span text:style-name="T4">David Orme </text:span><text:span text:style-name="T5">and most recently Yves Yang.) </text:span><text:span text:style-name="T4"><text:s text:c="3"/></text:span></text:p>
      <text:p text:style-name="P8"><text:span text:style-name="T5">There has been little CVS or bugzilla activity for the past few years, and the little that has been done appears to be related to </text:span><text:span text:style-name="T6">simply </text:span><text:span text:style-name="T5">getting </text:span><text:span text:style-name="T6">VE</text:span><text:span text:style-name="T5"> to build on the latest version of the platform (that is, no bug fixes </text:span><text:span text:style-name="T6">to code</text:span><text:span text:style-name="T5">, or feature enhancements). </text:span></text:p>
      <text:p text:style-name="P9"><text:span text:style-name="T7">Technically, t</text:span><text:span text:style-name="T6">here has been a release every year, up to Helios, but from the </text:span><text:a xlink:type="simple" xlink:href="http://www.eclipse.org/projects/project_summary.php?projectid=tools.ve"><text:span text:style-name="T6">Foundation's Portal </text:span></text:a><text:a xlink:type="simple" xlink:href="http://www.eclipse.org/projects/project_summary.php?projectid=tools.ve"><text:span text:style-name="T7">Page</text:span></text:a><text:span text:style-name="T6">, appears </text:span><text:span text:style-name="T7">no more releases are </text:span><text:span text:style-name="T6">planned. </text:span></text:p>
      <text:h text:style-name="Heading_20_2" text:outline-level="2">Goal of this termination review</text:h>
      <text:p text:style-name="Text_20_Body_20_Single">For this project to continue, a new <text:span text:style-name="T6">commitment would be required to contribute to the project, for the <text:s/>benefit of the Eclipse Community, and come up with a solid plan for its continued development. </text:span>There <text:span text:style-name="T6">are certainly some users of the project, based on some questions on the project's forum/newsgroup and mailing list, but that alone isn't sufficient to justify not archiving the project. </text:span><text:s/>We, the Tools PMC, are requesting this termination review to make it clear that the default action is termination, if no one comes forward with a suitable plan to revive the project. <text:s/></text:p>
      <text:p text:style-name="Text_20_Body_20_Single"><text:span text:style-name="T6">As always, we think it fine if there is a renewed commitment to keep the project going, though that seems less likely now that WindowBuilder has started at Eclipse. But, to be explicit, we do not mind at all if there are two visual editors at Eclipse … we just want to make sure there are </text:span>committers <text:span text:style-name="T6">that</text:span> can make a case that <text:span text:style-name="T6">VE</text:span> should continue and that they have the time and resource get it back on track, to work towards a release, be a well behaved Eclipse project useful to a variety of users and adopters, and be a credit to the Eclipse name. </text:p>
      <text:p text:style-name="Text_20_Body_20_Single">A plan in the form of a Continuation Review would be appropriate if someone wants to take over <text:span text:style-name="T6">or revive </text:span>the project. </text:p>
      <text:h text:style-name="Heading_20_2" text:outline-level="2"><text:soft-page-break/>Termination Actions</text:h>
      <text:p text:style-name="Text_20_Body_20_Single">In the event <text:span text:style-name="T6">there is no renewed commitment</text:span>, the following project termination actions will be required:</text:p>
      <text:list xml:id="list538186311" text:style-name="L2">
        <text:list-item>
          <text:p text:style-name="P4">Directories archived and removed from CVS</text:p>
        </text:list-item>
        <text:list-item>
          <text:p text:style-name="P4">The bugzilla product/components archived or marked read-only. </text:p>
        </text:list-item>
        <text:list-item>
          <text:p text:style-name="P4">Website archived. </text:p>
        </text:list-item>
        <text:list-item>
          <text:p text:style-name="P4">Wiki pages archived</text:p>
        </text:list-item>
        <text:list-item>
          <text:p text:style-name="P4">Search for open CQ items and if found withdraw them. </text:p>
        </text:list-item>
        <text:list-item>
          <text:p text:style-name="P5"><text:span text:style-name="T6">Mailing lists and forum groups deactivated. </text:span></text:p>
        </text:list-item>
        <text:list-item>
          <text:p text:style-name="P6"><text:span text:style-name="T7">Remove all current committers using the Portal too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9-12-15T02:31:34</meta:creation-date>
    <dc:creator>David Williams</dc:creator>
    <dc:date>2011-05-16T15:20:39</dc:date>
    <dc:language>en-US</dc:language>
    <meta:editing-cycles>36</meta:editing-cycles>
    <meta:editing-duration>PT11H10M44S</meta:editing-duration>
    <meta:document-statistic meta:table-count="0" meta:image-count="0" meta:object-count="0" meta:page-count="2" meta:paragraph-count="24" meta:word-count="539" meta:character-count="3180"/>
    <meta:user-defined meta:name="Info 1"/>
    <meta:user-defined meta:name="Info 2"/>
    <meta:user-defined meta:name="Info 3"/>
    <meta:user-defined meta:name="Info 4"/>
  </office:meta>
</office:document-meta>
</file>